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800000"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191cm" svg:height="1.524cm" svg:x="1.762cm" svg:y="9.636cm">
          <text:p text:style-name="P1">Sensor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191cm" svg:height="1.524cm" svg:x="1.889cm" svg:y="12.43cm">
          <text:p text:style-name="P1">Sensor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191cm" svg:height="1.524cm" svg:x="6.969cm" svg:y="9.636cm">
          <text:p text:style-name="P1">MCU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191cm" svg:height="1.524cm" svg:x="6.969cm" svg:y="12.43cm">
          <text:p text:style-name="P1">MCU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191cm" svg:height="1.524cm" svg:x="15.605cm" svg:y="10.906cm">
          <text:p text:style-name="P1">Router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4.191cm" svg:height="1.524cm" svg:x="15.732cm" svg:y="14.462cm">
          <text:p text:style-name="P1">End Control</text:p>
          <text:p text:style-name="P1">Devic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.953cm" svg:y1="10.398cm" svg:x2="6.969cm" svg:y2="10.398cm" draw:start-shape="id1" draw:start-glue-point="1" draw:end-shape="id2" svg:d="m5953 10398h1016" svg:viewBox="0 0 1017 1">
          <text:p/>
        </draw:connector>
        <draw:connector draw:style-name="gr2" draw:text-style-name="P1" draw:layer="layout" svg:x1="6.08cm" svg:y1="13.192cm" svg:x2="6.969cm" svg:y2="13.192cm" draw:start-shape="id3" draw:start-glue-point="1" draw:end-shape="id4" draw:end-glue-point="3" svg:d="m6080 13192h889" svg:viewBox="0 0 890 1">
          <text:p/>
        </draw:connector>
        <draw:connector draw:style-name="gr3" draw:text-style-name="P1" draw:layer="layout" draw:type="lines" svg:x1="17.7cm" svg:y1="12.43cm" svg:x2="17.827cm" svg:y2="14.462cm" draw:start-shape="id5" draw:start-glue-point="2" draw:end-shape="id6" draw:end-glue-point="0" svg:d="m17700 12430v501l127 1030v501" svg:viewBox="0 0 128 2033">
          <text:p/>
        </draw:connector>
        <draw:connector draw:style-name="gr4" draw:text-style-name="P1" draw:layer="layout" draw:type="lines" svg:x1="11.16cm" svg:y1="10.398cm" svg:x2="15.605cm" svg:y2="11.668cm" draw:start-shape="id2" draw:end-shape="id5" draw:end-glue-point="3" svg:d="m11160 10398h500l3443 1270h502" svg:viewBox="0 0 4446 1271">
          <text:p/>
        </draw:connector>
        <draw:connector draw:style-name="gr4" draw:text-style-name="P1" draw:layer="layout" draw:type="lines" svg:x1="11.16cm" svg:y1="13.192cm" svg:x2="15.605cm" svg:y2="11.668cm" draw:start-shape="id4" draw:start-glue-point="1" draw:end-shape="id5" svg:d="m11160 13192h500l3443-1524h502" svg:viewBox="0 0 4446 15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2-06T00:01:48</meta:creation-date>
    <dc:date>2015-02-06T00:19:31</dc:date>
    <meta:editing-duration>PT2M32S</meta:editing-duration>
    <meta:editing-cycles>1</meta:editing-cycles>
    <meta:document-statistic meta:object-count="11"/>
    <meta:generator>LibreOffice/3.5$Linux_x86 LibreOffice_project/350m1$Build-2</meta:generator>
  </office:meta>
</office:document-meta>
</file>